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8d5d7" officeooo:paragraph-rsid="0008d5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this looks like english then you are reading the plain text of the first assignment in our fall semester cryptography course this assignment was posted on tuesday on the eighth month and on the thirtieth day in the year two thousand and sixteen as you have discovered from cracking this assignment it was encrypted using a simple mono alphabetic substitution cipher forth is assignment submit the following items by email with in a month of the release date of this assignment first provide the substitution table used for the letters present in the plain text second describe and implement your own cipher system for encrypting and decrypting text files you may use some of the other substitution ciphers known in the literature you may work in groups of two and may use any programming language of your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7:22:56.752226157</meta:creation-date>
    <dc:date>2016-08-31T17:53:49.936859367</dc:date>
    <meta:editing-duration>PT2M59S</meta:editing-duration>
    <meta:editing-cycles>2</meta:editing-cycles>
    <meta:generator>LibreOffice/5.1.5.2$Linux_X86_64 LibreOffice_project/10m0$Build-2</meta:generator>
    <meta:document-statistic meta:table-count="0" meta:image-count="0" meta:object-count="0" meta:page-count="1" meta:paragraph-count="1" meta:word-count="139" meta:character-count="814" meta:non-whitespace-character-count="676"/>
  </office:meta>
</office:document-meta>
</file>